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font-size="16pt" fo:font-style="italic" fo:font-weight="bold" officeooo:rsid="00024438" officeooo:paragraph-rsid="00024438" style:font-size-asian="16pt" style:font-style-asian="italic" style:font-weight-asian="bold" style:font-size-complex="16pt" style:font-style-complex="italic" style:font-weight-complex="bold"/>
    </style:style>
    <style:style style:name="P2" style:family="paragraph" style:parent-style-name="Header">
      <style:text-properties fo:font-style="normal" officeooo:rsid="00024438" officeooo:paragraph-rsid="00024438" style:font-style-asian="normal" style:font-style-complex="normal"/>
    </style:style>
    <style:style style:name="P3" style:family="paragraph">
      <style:paragraph-properties fo:text-align="start"/>
    </style:style>
    <style:style style:name="P4" style:family="paragraph">
      <style:paragraph-properties fo:text-align="start"/>
      <style:text-properties style:text-line-through-style="none" style:text-line-through-type="none" fo:font-style="normal" style:text-underline-style="none"/>
    </style:style>
    <style:style style:name="T1" style:family="text">
      <style:text-properties fo:color="#ea7500" loext:opacity="100%" fo:font-size="22pt" style:font-size-asian="22pt" style:font-size-complex="22pt"/>
    </style:style>
    <style:style style:name="T2" style:family="text">
      <style:text-properties style:font-name="Arial" fo:font-size="18.2000007629395pt" fo:font-weight="bold" style:font-name-asian="Microsoft YaHei" style:font-size-asian="18.2000007629395pt" style:font-weight-asian="bold" style:font-name-complex="Arial1" style:font-size-complex="18.2000007629395pt" style:font-weight-complex="bold"/>
    </style: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fo:border="solid" style:wrap="run-through" style:number-wrapped-paragraphs="no-limit" style:vertical-pos="middle" style:vertical-rel="baseline" style:horizontal-pos="from-left" style:horizontal-rel="paragraph" draw:wrap-influence-on-position="once-concurrent" loext:allow-overlap="true" style:flow-with-text="false"/>
    </style:style>
  </office:automatic-styles>
  <office:body>
    <office:text>
      <office:forms form:automatic-focus="false" form:apply-design-mode="false">
        <form:form form:name="nam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name"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year"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f2" form:control-implementation="ooo:com.sun.star.form.component.FixedText" xml:id="control3" form:id="control3" form:label="Year:"/>
          <form:fixed-text form:name="lf1" form:control-implementation="ooo:com.sun.star.form.component.FixedText" xml:id="control4" form:id="control4" form:label="N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chnical description</text:h>
      <text:p text:style-name="Text_20_body">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h text:style-name="Heading_20_1" text:outline-level="1">Technical specification</text:h>
      <text:p text:style-name="Text_20_body"/>
      <text:p text:style-name="Text_20_body"><draw:control text:anchor-type="as-char" svg:y="-0.376cm" draw:z-index="3" draw:name="Shape2" draw:style-name="gr1" draw:text-style-name="P3" svg:width="2.001cm" svg:height="0.75cm" draw:control="control4"/><draw:control text:anchor-type="as-char" draw:z-index="0" draw:name="Shape1" draw:style-name="gr2" draw:text-style-name="P4" svg:width="6.753cm" svg:height="0.75cm" draw:control="control1"/></text:p>
      <text:p text:style-name="Text_20_body"><draw:control text:anchor-type="as-char" svg:y="-0.377cm" draw:z-index="2" draw:name="Shape2_1" draw:style-name="gr1" draw:text-style-name="P3" svg:width="2.001cm" svg:height="0.75cm" draw:control="control3"/><draw:control text:anchor-type="as-char" draw:z-index="1" draw:name="Shape1_0" draw:style-name="gr2" draw:text-style-name="P4" svg:width="6.753cm" svg:height="0.75cm" draw:control="control2"/></text:p>
      <text:p text:style-name="Text_20_body"/>
      <text:h text:style-name="Heading_20_1" text:outline-level="1">Safety regulations</text:h>
      <text:p text:style-name="Text_20_body">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0pt" fo:language="de" fo:country="A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0pt" fo:language="de" fo:country="A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2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0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6pt" fo:font-style="italic" fo:font-weight="bold" officeooo:rsid="00024438" officeooo:paragraph-rsid="00024438" style:font-size-asian="16pt" style:font-style-asian="italic" style:font-weight-asian="bold" style:font-size-complex="16pt" style:font-style-complex="italic" style:font-weight-complex="bold"/>
    </style:style>
    <style:style style:name="MP2" style:family="paragraph" style:parent-style-name="Header">
      <style:text-properties fo:font-style="normal" officeooo:rsid="00024438" officeooo:paragraph-rsid="00024438" style:font-style-asian="normal" style:font-style-complex="normal"/>
    </style:style>
    <style:style style:name="MT1" style:family="text">
      <style:text-properties fo:color="#ea7500" loext:opacity="100%" fo:font-size="22pt" style:font-size-asian="22pt" style:font-size-complex="2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355269"/>
      </style:footer-style>
    </style:page-layout>
  </office:automatic-styles>
  <office:master-styles>
    <style:master-page style:name="Standard" style:page-layout-name="Mpm1">
      <style:header>
        <text:p text:style-name="MP1"><text:span text:style-name="MT1">//</text:span> GOA SYSTEMS</text:p>
        <text:p text:style-name="MP2">DevOps Services</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17T15:18:45.976000000</meta:creation-date>
    <dc:date>2021-01-17T16:46:15.717000000</dc:date>
    <meta:editing-duration>PT34S</meta:editing-duration>
    <meta:editing-cycles>2</meta:editing-cycles>
    <meta:generator>LibreOffice/7.0.4.2$Windows_X86_64 LibreOffice_project/dcf040e67528d9187c66b2379df5ea4407429775</meta:generator>
    <meta:document-statistic meta:table-count="0" meta:image-count="0" meta:object-count="0" meta:page-count="1" meta:paragraph-count="9" meta:word-count="211" meta:character-count="1273" meta:non-whitespace-character-count="1069"/>
  </office:meta>
</office:document-meta>
</file>